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b4f2" officeooo:paragraph-rsid="0013b4f2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3b4f2" officeooo:paragraph-rsid="0013b4f2"/>
    </style:style>
    <style:style style:name="P4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IONNALITES</text:p>
      <text:p text:style-name="P1"/>
      <text:p text:style-name="P3"><text:span text:style-name="Strong_20_Emphasis">1-Verification de l’adherent</text:span></text:p>
      <text:list text:style-name="L2">
        <text:list-item>
          <text:list>
            <text:list-item>
              <text:p text:style-name="P4">Adherent existe et actif ?</text:p>
            </text:list-item>
            <text:list-item>
              <text:p text:style-name="P4">Son abonnement est-il encore valide ?</text:p>
            </text:list-item>
            <text:list-item>
              <text:p text:style-name="P4">A-t-il des penalites non expirees ?</text:p>
            </text:list-item>
          </text:list>
        </text:list-item>
        <text:list-item>
          <text:p text:style-name="P4"><text:span text:style-name="Strong_20_Emphasis">Analyse du quota</text:span></text:p>
          <text:list>
            <text:list-item>
              <text:p text:style-name="P4">Quota max autorise par profil ?</text:p>
            </text:list-item>
            <text:list-item>
              <text:p text:style-name="P4">Nombre d’exemplaires deja empruntes ou prolonges ?</text:p>
            </text:list-item>
            <text:list-item>
              <text:p text:style-name="P4">Nombre de prolongements restants ?</text:p>
            </text:list-item>
          </text:list>
        </text:list-item>
        <text:list-item>
          <text:p text:style-name="P4"><text:span text:style-name="Strong_20_Emphasis">Controle de l’exemplaire</text:span></text:p>
          <text:list>
            <text:list-item>
              <text:p text:style-name="P4">Existe et disponible ?</text:p>
            </text:list-item>
            <text:list-item>
              <text:p text:style-name="P4">Est-ce qu’il correspond au <text:span text:style-name="Strong_20_Emphasis">profil d’age</text:span> et <text:span text:style-name="Strong_20_Emphasis">profession</text:span> ?</text:p>
            </text:list-item>
            <text:list-item>
              <text:p text:style-name="P4">Est-ce que quelqu’un l’a reserve pour la periode demandee ?</text:p>
            </text:list-item>
          </text:list>
        </text:list-item>
        <text:list-item>
          <text:p text:style-name="P4"><text:span text:style-name="Strong_20_Emphasis">Verification de la date de retour</text:span></text:p>
          <text:list>
            <text:list-item>
              <text:p text:style-name="P4">Est-ce que le retour tombe un <text:span text:style-name="Strong_20_Emphasis">weekend</text:span> ou <text:span text:style-name="Strong_20_Emphasis">jour ferie</text:span> ?</text:p>
            </text:list-item>
            <text:list-item>
              <text:p text:style-name="P4">Ajustement automatique vers le <text:span text:style-name="Strong_20_Emphasis">jour ouvre suivant</text:span>.</text:p>
            </text:list-item>
          </text:list>
        </text:list-item>
        <text:list-item>
          <text:p text:style-name="P4"><text:span text:style-name="Strong_20_Emphasis">Suggestion personnalisee</text:span></text:p>
          <text:list>
            <text:list-item>
              <text:p text:style-name="P4">Propose une date de retour ajustee.</text:p>
            </text:list-item>
            <text:list-item>
              <text:p text:style-name="P4">Affiche les raisons du refus si c’est le cas.</text:p>
            </text:list-item>
            <text:list-item>
              <text:p text:style-name="P4">Affiche les droits et limites de l’adherent selon son profil (ex : « Peut emprunter 2 livres, deja 1 en cours. »)</text:p>
            </text:list-item>
          </text:list>
        </text:list-item>
        <text:list-item>
          <text:p text:style-name="P4"><text:span text:style-name="Strong_20_Emphasis">Cas de prolongement</text:span></text:p>
          <text:list>
            <text:list-item>
              <text:p text:style-name="P4">Verifie que l’exemplaire n’est pas reserve apres la date de retour actuelle.</text:p>
            </text:list-item>
            <text:list-item>
              <text:p text:style-name="P4">Verifie si quota de prolongement restant est &gt; 0.</text:p>
            </text:list-item>
            <text:list-item>
              <text:p text:style-name="P4">Calcule nouvelle date automatiquement (respectant les regles de duree max et jours feries)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06:27:24.905561512</meta:creation-date>
    <dc:date>2025-07-04T06:30:31.911375403</dc:date>
    <meta:editing-duration>PT3M9S</meta:editing-duration>
    <meta:editing-cycles>1</meta:editing-cycles>
    <meta:document-statistic meta:table-count="0" meta:image-count="0" meta:object-count="0" meta:page-count="1" meta:paragraph-count="24" meta:word-count="190" meta:character-count="1046" meta:non-whitespace-character-count="902"/>
    <meta:generator>LibreOffice/24.2.7.2$Linux_X86_64 LibreOffice_project/420$Build-2</meta:generator>
  </office:meta>
</office:document-meta>
</file>